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paragraph-properties fo:line-height="115%"/>
    </style:style>
    <style:style style:name="P4" style:family="paragraph" style:parent-style-name="Standard">
      <style:text-properties officeooo:rsid="001b1bb5" officeooo:paragraph-rsid="001b1bb5"/>
    </style:style>
    <style:style style:name="P5" style:family="paragraph" style:parent-style-name="Standard">
      <style:paragraph-properties fo:line-height="115%"/>
      <style:text-properties officeooo:rsid="001cfe0f" officeooo:paragraph-rsid="001cfe0f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>
      <style:paragraph-properties fo:margin-left="0cm" fo:margin-right="0cm" fo:line-height="150%" fo:text-indent="0cm" style:auto-text-indent="false"/>
    </style:style>
    <style:style style:name="P8" style:family="paragraph" style:parent-style-name="Standard">
      <style:paragraph-properties fo:margin-left="0cm" fo:margin-right="0cm" fo:text-indent="0cm" style:auto-text-indent="false"/>
      <style:text-properties officeooo:rsid="001b1bb5" officeooo:paragraph-rsid="001b1bb5"/>
    </style:style>
    <style:style style:name="P9" style:family="paragraph" style:parent-style-name="Standard">
      <style:paragraph-properties fo:margin-left="0cm" fo:margin-right="0cm" fo:text-indent="0cm" style:auto-text-indent="false"/>
      <style:text-properties officeooo:paragraph-rsid="001b1bb5"/>
    </style:style>
    <style:style style:name="P10" style:family="paragraph" style:parent-style-name="Standard" style:master-page-name="Standard">
      <style:paragraph-properties fo:text-align="center" style:justify-single-word="false" style:page-number="1"/>
      <style:text-properties officeooo:rsid="001b1bb5" officeooo:paragraph-rsid="001b1bb5"/>
    </style:style>
    <style:style style:name="P11" style:family="paragraph">
      <loext:graphic-properties draw:fill="solid" draw:fill-color="#a0a0a0"/>
      <style:paragraph-properties fo:text-align="center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officeooo:rsid="001b1bb5" style:font-weight-asian="bold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fo:font-weight="bold" officeooo:rsid="001b1bb5" style:font-size-asian="12pt" style:font-weight-asian="bold" style:font-size-complex="12pt"/>
    </style:style>
    <style:style style:name="T6" style:family="text">
      <style:text-properties officeooo:rsid="001b1bb5"/>
    </style:style>
    <style:style style:name="gr1" style:family="graphic">
      <style:graphic-properties draw:stroke="none" svg:stroke-width="0cm" draw:fill="solid" draw:fill-color="#a0a0a0" draw:textarea-horizontal-align="center" draw:textarea-vertical-align="top" fo:margin-left="0.318cm" fo:margin-right="0.318cm"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aola cristina dos santos Rustick</text:span></text:p>
      <text:p text:style-name="P1"><text:span text:style-name="T2">(</text:span><text:span text:style-name="T3">48)99646-0981</text:span></text:p>
      <text:p text:style-name="P1"><text:span text:style-name="T2">Linkedin:</text:span><text:span text:style-name="T3">lolitadossantos2008@gmail.com.br</text:span></text:p>
      <text:p text:style-name="Standard"><draw:rect text:anchor-type="as-char" svg:y="0cm" draw:z-index="0" draw:style-name="gr1" draw:text-style-name="P11" svg:width="0.003cm" svg:height="0.054cm"><text:p/></draw:rect></text:p>
      <text:p text:style-name="P2"/>
      <text:p text:style-name="P3"><text:span text:style-name="T4">OBJETIVO</text:span></text:p>
      <text:p text:style-name="P5">ter expewriencias </text:p>
      <text:p text:style-name="P5">pagar minha faculdade</text:p>
      <text:p text:style-name="P5"/>
      <text:p text:style-name="Standard"/>
      <text:p text:style-name="Standard"><text:span text:style-name="T4">FORMAÇÃO ACADÊMICA</text:span></text:p>
      <text:p text:style-name="P4">ensino médio-cursando</text:p>
      <text:p text:style-name="Standard"/>
      <text:p text:style-name="Standard"/>
      <text:p text:style-name="Standard"><text:span text:style-name="T4"/></text:p>
      <text:p text:style-name="P6"/>
      <text:p text:style-name="P6"><text:span text:style-name="T4">EXPERIÊNCIA PROFISSIONAL</text:span></text:p>
      <text:p text:style-name="P8">clinica veterinaria animed</text:p>
      <text:p text:style-name="P8">em tubarao sc</text:p>
      <text:p text:style-name="P9"><text:span text:style-name="T6">e banho e tosa</text:span></text:p>
      <text:p text:style-name="P7"><text:span text:style-name="T2">Nome do lugar que você teve sua experiência profissional</text:span> <text:span text:style-name="T6">animed </text:span></text:p>
      <text:p text:style-name="P7"><text:span text:style-name="T2">Cargo:</text:span> <text:span text:style-name="T6">banho e tosa</text:span></text:p>
      <text:p text:style-name="P6"/>
      <text:p text:style-name="P6"><text:span text:style-name="T4">CURSOS | CERTIFICAÇÕE</text:span><text:span text:style-name="T5">S</text:span></text:p>
      <text:p text:style-name="P8"><text:span text:style-name="T4">github</text:span></text:p>
      <text:p text:style-name="P8"><text:span text:style-name="T4">scrath</text:span></text:p>
      <text:p text:style-name="P8"><text:span text:style-name="T4">HTML5 parte 1</text:span></text:p>
      <text:p text:style-name="P8"><text:span text:style-name="T4">HTML5 parte 2</text:span></text:p>
      <text:p text:style-name="P8"><text:span text:style-name="T4">HTML5 parte 3</text:span></text:p>
      <text:p text:style-name="P8"><text:span text:style-name="T4">logica de progamaçao </text:span></text:p>
      <text:p text:style-name="P6"/>
      <text:p text:style-name="P6"><text:span text:style-name="T4">IDIOMAS</text:span></text:p>
      <text:p text:style-name="P8">portug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11-20T08:34:48.965767592</dc:date>
    <meta:editing-duration>PT11M52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62" meta:character-count="444" meta:non-whitespace-character-count="402"/>
  </office:meta>
</office:document-meta>
</file>